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ST-WER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361" calcext:value-type="float">
            <text:p>361</text:p>
          </table:table-cell>
          <table:table-cell office:value-type="float" office:value="347" calcext:value-type="float">
            <text:p>347</text:p>
          </table:table-cell>
          <table:table-cell office:value-type="float" office:value="290" calcext:value-type="float">
            <text:p>29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SLOPE([.$B$5:.$B$12]; [.C5:.C12])" office:value-type="float" office:value="1.25576259542131" calcext:value-type="float">
            <text:p>1.25576259542131</text:p>
          </table:table-cell>
          <table:table-cell table:formula="of:=SLOPE([.$B$5:.$B$12]; [.D5:.D12])" office:value-type="float" office:value="1.15219293483468" calcext:value-type="float">
            <text:p>1.15219293483468</text:p>
          </table:table-cell>
          <table:table-cell table:formula="of:=SLOPE([.$B$5:.$B$12]; [.E5:.E12])" office:value-type="float" office:value="1.18267050677125" calcext:value-type="float">
            <text:p>1.18267050677125</text:p>
          </table:table-cell>
          <table:table-cell table:formula="of:=SLOPE([.$B$5:.$B$12]; [.F5:.F12])" office:value-type="float" office:value="1.38845614581711" calcext:value-type="float">
            <text:p>1.38845614581711</text:p>
          </table:table-cell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table:formula="of:=INTERCEPT([.$B$5:.$B$12];[.C5:.C12])" office:value-type="float" office:value="-46.0877502865749" calcext:value-type="float">
            <text:p>-46.0877502865749</text:p>
          </table:table-cell>
          <table:table-cell table:formula="of:=INTERCEPT([.$B$5:.$B$12];[.D5:.D12])" office:value-type="float" office:value="-35.6836515063454" calcext:value-type="float">
            <text:p>-35.6836515063454</text:p>
          </table:table-cell>
          <table:table-cell table:formula="of:=INTERCEPT([.$B$5:.$B$12];[.E5:.E12])" office:value-type="float" office:value="-40.805196396838" calcext:value-type="float">
            <text:p>-40.805196396838</text:p>
          </table:table-cell>
          <table:table-cell table:formula="of:=INTERCEPT([.$B$5:.$B$12];[.F5:.F12])" office:value-type="float" office:value="-52.6912291634211" calcext:value-type="float">
            <text:p>-52.6912291634211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1" table:formula="of:=[.C$15]*[.C5]+[.$C$16]" office:value-type="float" office:value="35.5368184158101" calcext:value-type="float">
            <text:p>35.54</text:p>
          </table:table-cell>
          <table:table-cell table:style-name="ce1" table:formula="of:=[.D$15]*[.D5]+[.$C$16]" office:value-type="float" office:value="25.348211673175" calcext:value-type="float">
            <text:p>25.35</text:p>
          </table:table-cell>
          <table:table-cell table:style-name="ce1" table:formula="of:=[.E$15]*[.E5]+[.$C$16]" office:value-type="float" office:value="27.2378211332425" calcext:value-type="float">
            <text:p>27.24</text:p>
          </table:table-cell>
          <table:table-cell table:style-name="ce1" table:formula="of:=[.F$15]*[.F5]+[.$C$16]" office:value-type="float" office:value="27.5004254417317" calcext:value-type="float">
            <text:p>27.50</text:p>
          </table:table-cell>
        </table:table-row>
        <table:table-row table:style-name="ro1">
          <table:table-cell table:number-columns-repeated="2"/>
          <table:table-cell table:style-name="ce1" table:formula="of:=[.C$15]*[.C6]+[.$C$16]" office:value-type="float" office:value="97.0691855914542" calcext:value-type="float">
            <text:p>97.07</text:p>
          </table:table-cell>
          <table:table-cell table:style-name="ce1" table:formula="of:=[.D$15]*[.D6]+[.$C$16]" office:value-type="float" office:value="87.5666301542475" calcext:value-type="float">
            <text:p>87.57</text:p>
          </table:table-cell>
          <table:table-cell table:style-name="ce1" table:formula="of:=[.E$15]*[.E6]+[.$C$16]" office:value-type="float" office:value="91.1020284988899" calcext:value-type="float">
            <text:p>91.10</text:p>
          </table:table-cell>
          <table:table-cell table:style-name="ce1" table:formula="of:=[.F$15]*[.F6]+[.$C$16]" office:value-type="float" office:value="106.642425753307" calcext:value-type="float">
            <text:p>106.64</text:p>
          </table:table-cell>
        </table:table-row>
        <table:table-row table:style-name="ro1">
          <table:table-cell table:number-columns-repeated="2"/>
          <table:table-cell table:style-name="ce1" table:formula="of:=[.C$15]*[.C7]+[.$C$16]" office:value-type="float" office:value="152.322739789992" calcext:value-type="float">
            <text:p>152.32</text:p>
          </table:table-cell>
          <table:table-cell table:style-name="ce1" table:formula="of:=[.D$15]*[.D7]+[.$C$16]" office:value-type="float" office:value="145.176276895981" calcext:value-type="float">
            <text:p>145.18</text:p>
          </table:table-cell>
          <table:table-cell table:style-name="ce1" table:formula="of:=[.E$15]*[.E7]+[.$C$16]" office:value-type="float" office:value="153.783565357766" calcext:value-type="float">
            <text:p>153.78</text:p>
          </table:table-cell>
          <table:table-cell table:style-name="ce1" table:formula="of:=[.F$15]*[.F7]+[.$C$16]" office:value-type="float" office:value="177.453689189979" calcext:value-type="float">
            <text:p>177.45</text:p>
          </table:table-cell>
        </table:table-row>
        <table:table-row table:style-name="ro1">
          <table:table-cell table:number-columns-repeated="2"/>
          <table:table-cell table:style-name="ce1" table:formula="of:=[.C$15]*[.C8]+[.$C$16]" office:value-type="float" office:value="217.6223947519" calcext:value-type="float">
            <text:p>217.62</text:p>
          </table:table-cell>
          <table:table-cell table:style-name="ce1" table:formula="of:=[.D$15]*[.D8]+[.$C$16]" office:value-type="float" office:value="202.785923637715" calcext:value-type="float">
            <text:p>202.79</text:p>
          </table:table-cell>
          <table:table-cell table:style-name="ce1" table:formula="of:=[.E$15]*[.E8]+[.$C$16]" office:value-type="float" office:value="210.551749682786" calcext:value-type="float">
            <text:p>210.55</text:p>
          </table:table-cell>
          <table:table-cell table:style-name="ce1" table:formula="of:=[.F$15]*[.F8]+[.$C$16]" office:value-type="float" office:value="234.38039116848" calcext:value-type="float">
            <text:p>234.38</text:p>
          </table:table-cell>
        </table:table-row>
        <table:table-row table:style-name="ro1">
          <table:table-cell table:number-columns-repeated="2"/>
          <table:table-cell table:style-name="ce1" table:formula="of:=[.C$15]*[.C9]+[.$C$16]" office:value-type="float" office:value="267.852898568752" calcext:value-type="float">
            <text:p>267.85</text:p>
          </table:table-cell>
          <table:table-cell table:style-name="ce1" table:formula="of:=[.D$15]*[.D9]+[.$C$16]" office:value-type="float" office:value="253.482412770441" calcext:value-type="float">
            <text:p>253.48</text:p>
          </table:table-cell>
          <table:table-cell table:style-name="ce1" table:formula="of:=[.E$15]*[.E9]+[.$C$16]" office:value-type="float" office:value="263.771922487492" calcext:value-type="float">
            <text:p>263.77</text:p>
          </table:table-cell>
          <table:table-cell table:style-name="ce1" table:formula="of:=[.F$15]*[.F9]+[.$C$16]" office:value-type="float" office:value="288.530180855348" calcext:value-type="float">
            <text:p>288.53</text:p>
          </table:table-cell>
        </table:table-row>
        <table:table-row table:style-name="ro1">
          <table:table-cell table:number-columns-repeated="2"/>
          <table:table-cell table:style-name="ce1" table:formula="of:=[.C$15]*[.C10]+[.$C$16]" office:value-type="float" office:value="311.804589408498" calcext:value-type="float">
            <text:p>311.80</text:p>
          </table:table-cell>
          <table:table-cell table:style-name="ce1" table:formula="of:=[.D$15]*[.D10]+[.$C$16]" office:value-type="float" office:value="297.265744294158" calcext:value-type="float">
            <text:p>297.27</text:p>
          </table:table-cell>
          <table:table-cell table:style-name="ce1" table:formula="of:=[.E$15]*[.E10]+[.$C$16]" office:value-type="float" office:value="311.078742758342" calcext:value-type="float">
            <text:p>311.08</text:p>
          </table:table-cell>
          <table:table-cell table:style-name="ce1" table:formula="of:=[.F$15]*[.F10]+[.$C$16]" office:value-type="float" office:value="320.464672209141" calcext:value-type="float">
            <text:p>320.46</text:p>
          </table:table-cell>
        </table:table-row>
        <table:table-row table:style-name="ro1">
          <table:table-cell table:number-columns-repeated="2"/>
          <table:table-cell table:style-name="ce1" table:formula="of:=[.C$15]*[.C11]+[.$C$16]" office:value-type="float" office:value="349.477467271137" calcext:value-type="float">
            <text:p>349.48</text:p>
          </table:table-cell>
          <table:table-cell table:style-name="ce1" table:formula="of:=[.D$15]*[.D11]+[.$C$16]" office:value-type="float" office:value="335.288111143703" calcext:value-type="float">
            <text:p>335.29</text:p>
          </table:table-cell>
          <table:table-cell table:style-name="ce1" table:formula="of:=[.E$15]*[.E11]+[.$C$16]" office:value-type="float" office:value="335.914823400538" calcext:value-type="float">
            <text:p>335.91</text:p>
          </table:table-cell>
          <table:table-cell table:style-name="ce1" table:formula="of:=[.F$15]*[.F11]+[.$C$16]" office:value-type="float" office:value="341.291514396398" calcext:value-type="float">
            <text:p>341.29</text:p>
          </table:table-cell>
        </table:table-row>
        <table:table-row table:style-name="ro1">
          <table:table-cell table:number-columns-repeated="2"/>
          <table:table-cell table:style-name="ce1" table:formula="of:=[.C$15]*[.C12]+[.$C$16]" office:value-type="float" office:value="368.313906202457" calcext:value-type="float">
            <text:p>368.31</text:p>
          </table:table-cell>
          <table:table-cell table:style-name="ce1" table:formula="of:=[.D$15]*[.D12]+[.$C$16]" office:value-type="float" office:value="369.853899188743" calcext:value-type="float">
            <text:p>369.85</text:p>
          </table:table-cell>
          <table:table-cell table:style-name="ce1" table:formula="of:=[.E$15]*[.E12]+[.$C$16]" office:value-type="float" office:value="364.298915563048" calcext:value-type="float">
            <text:p>364.30</text:p>
          </table:table-cell>
          <table:table-cell table:style-name="ce1" table:formula="of:=[.F$15]*[.F12]+[.$C$16]" office:value-type="float" office:value="356.564532000386" calcext:value-type="float">
            <text:p>356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19:58:36.923774924</meta:creation-date>
    <dc:date>2026-02-17T20:24:11.470483678</dc:date>
    <meta:editing-duration>PT25M34S</meta:editing-duration>
    <meta:editing-cycles>3</meta:editing-cycles>
    <meta:generator>LibreOffice/24.2.7.2$Linux_X86_64 LibreOffice_project/420$Build-2</meta:generator>
    <meta:document-statistic meta:table-count="1" meta:cell-count="87" meta:object-count="0"/>
  </office:meta>
</office:document-meta>
</file>